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16cm"/>
    </style:style>
    <style:style style:name="co3" style:family="table-column">
      <style:table-column-properties fo:break-before="auto" style:column-width="1.665cm"/>
    </style:style>
    <style:style style:name="co4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1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1"/>
        <table:table-column table:style-name="co4" table:default-cell-style-name="ce1"/>
        <table:table-column table:style-name="co5" table:default-cell-style-name="ce11"/>
        <table:table-column table:style-name="co1" table:default-cell-style-name="ce1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Optimum</text:p>
          </table:table-cell>
          <table:table-cell table:style-name="ce7" office:value-type="string" calcext:value-type="string">
            <text:p>Clingo</text:p>
          </table:table-cell>
          <table:table-cell table:style-name="ce7" office:value-type="string" calcext:value-type="string">
            <text:p>DLV</text:p>
          </table:table-cell>
          <table:table-cell table:style-name="ce7" office:value-type="string" calcext:value-type="string">
            <text:p>smodels</text:p>
          </table:table-cell>
          <table:table-cell table:style-name="ce7" office:value-type="string" calcext:value-type="string">
            <text:p>maxmodels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731" calcext:value-type="float">
            <text:p>731</text:p>
          </table:table-cell>
          <table:table-cell office:value-type="float" office:value="25.469" calcext:value-type="float">
            <text:p>25,469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6,114*</text:p>
          </table:table-cell>
          <table:table-cell office:value-type="float" office:value="43.101" calcext:value-type="float">
            <text:p>43,10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454" calcext:value-type="float">
            <text:p>454</text:p>
          </table:table-cell>
          <table:table-cell office:value-type="float" office:value="2.904" calcext:value-type="float">
            <text:p>2,904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1,024*</text:p>
          </table:table-cell>
          <table:table-cell office:value-type="float" office:value="8.689" calcext:value-type="float">
            <text:p>8,689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737" calcext:value-type="float">
            <text:p>737</text:p>
          </table:table-cell>
          <table:table-cell office:value-type="float" office:value="0.146" calcext:value-type="float">
            <text:p>0,146</text:p>
          </table:table-cell>
          <table:table-cell office:value-type="float" office:value="5.492" calcext:value-type="float">
            <text:p>5,492</text:p>
          </table:table-cell>
          <table:table-cell office:value-type="string" calcext:value-type="string">
            <text:p>0,168*</text:p>
          </table:table-cell>
          <table:table-cell office:value-type="float" office:value="0.704" calcext:value-type="float">
            <text:p>0,704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297" calcext:value-type="float">
            <text:p>297</text:p>
          </table:table-cell>
          <table:table-cell office:value-type="float" office:value="0.215" calcext:value-type="float">
            <text:p>0,215</text:p>
          </table:table-cell>
          <table:table-cell office:value-type="float" office:value="6.423" calcext:value-type="float">
            <text:p>6,423</text:p>
          </table:table-cell>
          <table:table-cell office:value-type="string" calcext:value-type="string">
            <text:p>0,17*</text:p>
          </table:table-cell>
          <table:table-cell office:value-type="float" office:value="1.874" calcext:value-type="float">
            <text:p>1,874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354" calcext:value-type="float">
            <text:p>354</text:p>
          </table:table-cell>
          <table:table-cell office:value-type="float" office:value="97.145" calcext:value-type="float">
            <text:p>97,145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9,154*</text:p>
          </table:table-cell>
          <table:table-cell office:value-type="float" office:value="75.854" calcext:value-type="float">
            <text:p>75,854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397" calcext:value-type="float">
            <text:p>397</text:p>
          </table:table-cell>
          <table:table-cell office:value-type="float" office:value="44.584" calcext:value-type="float">
            <text:p>44,584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10,335*</text:p>
          </table:table-cell>
          <table:table-cell office:value-type="float" office:value="72.938" calcext:value-type="float">
            <text:p>72,938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289" calcext:value-type="float">
            <text:p>289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9,708*</text:p>
          </table:table-cell>
          <table:table-cell office:value-type="float" office:value="42.465" calcext:value-type="float">
            <text:p>42,465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178" calcext:value-type="float">
            <text:p>178</text:p>
          </table:table-cell>
          <table:table-cell office:value-type="float" office:value="13.403" calcext:value-type="float">
            <text:p>13,403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6,146*</text:p>
          </table:table-cell>
          <table:table-cell office:value-type="float" office:value="26.596" calcext:value-type="float">
            <text:p>26,596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331" calcext:value-type="float">
            <text:p>331</text:p>
          </table:table-cell>
          <table:table-cell office:value-type="float" office:value="95.404" calcext:value-type="float">
            <text:p>95,404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8,984*</text:p>
          </table:table-cell>
          <table:table-cell office:value-type="float" office:value="78.422" calcext:value-type="float">
            <text:p>78,422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252" calcext:value-type="float">
            <text:p>252</text:p>
          </table:table-cell>
          <table:table-cell office:value-type="float" office:value="30.106" calcext:value-type="float">
            <text:p>30,106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7,416*</text:p>
          </table:table-cell>
          <table:table-cell office:value-type="float" office:value="46.408" calcext:value-type="float">
            <text:p>46,408</text:p>
          </table:table-cell>
        </table:table-row>
        <table:table-row table:style-name="ro1" table:number-rows-repeated="2">
          <table:table-cell table:style-name="ce4"/>
          <table:table-cell table:style-name="ce8" table:number-columns-repeated="4"/>
          <table:table-cell table:style-name="Default"/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ce5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.00.0000</text:date>, <text:time style:data-style-name="N2" text:time-value="15:48:30.792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4-01-22T15:49:34.341000000</dc:date>
    <meta:editing-duration>PT19H50M19S</meta:editing-duration>
    <meta:editing-cycles>200</meta:editing-cycles>
    <meta:document-statistic meta:table-count="1" meta:cell-count="66" meta:object-count="0"/>
  </office:meta>
</office:document-meta>
</file>